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style:text-properties fo:font-size="14pt" officeooo:paragraph-rsid="00168e01"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crările de tip II sunt specifice procesului de realizare a unui sistem informatic destinat mediului economic și reflectă abilitățile studentului de a utiliza metodele și instrumentele specifice Informaticii Economice. În concordanță cu recomandările generale referitoare la realizarea sistemelor informatice, acest tip de lucrare va avea următoarea structură recomandată: </text:p>
      <text:p text:style-name="P1">- Introducere: care prezintă obiectivele economico-informatice și firul logic al lucrării. Obiectivele vor fi detaliate și se va prezenta motivația pentru realizarea acestora. Din introducere trebuie să reiasă clar care este contribuția autorului la realizarea sistemului informatic țintă a lucrării. - Instrumente și metodologia software folosită. Se prezintă succint instrumentele software utilizate, metodologiile de proiectare / dezvoltare alese, diagrama GANTT de realizare a proiectului. - Prezentarea aplicației dezvoltate, care include: o Dezvoltarea cerințelor aplicației și specificațiile acesteia. Aici includem partea de analiză economică a domeniului, cerințele funcționale și non-funcționale potențiale ale aplicației propuse, documentul de specificații incluzând cazurile de utilizare a aplicației o Proiectarea sistemului. Aceasta se realizează la  Nivel conceptual, prin descrierea arhitecturii sistemului și a altor diagrame de proiectare.  Proiectarea stratului de date, incluzand descrierea conceptuală a bazei de date, structurilor de date / cunoștiințe, relații, alte formate și modele necesare pentru stocarea datelor  Nivel de detaliu: se descriu diagramele de clase, secvențe și activități 7  Nivelul interfeței grafice: elemente de proiectare a interfeței utilizator și demonstrare a ușurinței utilizării si ergonimiei acesteia o Implementarea aplicației. Se descriu:  Algoritmii esențiali dezvoltați. Aceștia vor fi prezentați preponderent în pseudocod.  Detalii de implementare. Se prezintă aspecte punctuale din aplicație reflectate prin bucăți mici de cod sursă, elemente care au constituit provocări pentru student la momentul implementării efective. Menționăm faptul că se va evita listarea intregului cod sursă al aplicației în lucrare. o Testarea sistemului. Se prezintă tehnici și instrumente de testare folosite, metrici, validare față de cerințe, testare față de specificații o Instalare la client, utilizare și mentenanță. Dacă e cazul, se detaliază și acest aspect. La unele lucrări, acest aspect poate fi important având în vedere faptul că sistemul dezvoltat trebuie să se integreze cu alte sisteme informatice existente în firmă. La prezentarea utilizării, se va evita listarea ecranelor aplicației. - Concluzii. Se prezintă succint elementele dezvoltare și câștigurile care rezultă pentru firmă din realizarea și utilizarea sistemului informatic propus. De asemenea, se prezintă modalitățile de continuare a dezvoltării, în cazul în care sistemul poate fi extins și cu alte funcționalități. Bibliografia trebuie întocmită cu respectarea indicațiilor prezente în ghidul facultății. Toate lucrările bibliografice prezente în secțiunea de bibliografie trebuie să fie citate în textul lucrării. Se va urmări <text:soft-page-break/>în mod special stilul de formatare a bibliografiei, astfel încât aceasta să aibă un caracter regulat și îngrijit. Nu încurajăm utilizarea referințelor bibliografice Web. În acele cazuri în care citări de pagini web sunt absolut necesare, se vor respecta următoarele cerințe: - Nu trebuie să apară în bibliografie pagini de pe motoarele ce căutare, URL-uri nepermanente (din cache), forumuri de opinie, resurse generice (precum www.microsoft.com) sau resurse web instabile sau care nu pot fi verificate. - Bibliografia trebuie să respecte principiul credibilității sursei. De exemplu, recomandăm evitarea utilizării de referințe Wikipedia sau de referințe care nu au autor identificat. - Nu se referă ziare și bloguri pentru definiții cu caracter tehnic, - Dacă o resursă web este preluată dintr-o altă publicație, se va încerca identificarea publicației originale și referirea acesteia - Referințele web trebuie întotdeauna însoțite de data consultării acestora de către autor Recomandăm ca lucrările de licență să aibă în jur de 60 de pagini, din care cel puțin jumătate trebuie să descrie contribuția efectivă a autorului. Lucrările de disertație nu vor avea mai mult de 40 pagini. Lucrările trebuiesc realizate respectând formatările indicate în ghidul general al facultății, la secțiunea “Tehnici de redactare a lucrării”. Lucrările trebuie să aibă cuprins, după cuprins să prezinte o listă a figurilor și tabelelor, precum și o listă cu abrevierile utilizate. La solicitarea studenților, lucrările pot fi realizate și în limba engleză, cu acceptul coordonatorului. Stilul lingvistic trebuie să fie academic, corect din punct de vedere gramatical, iar la lucrările în limba română trebuie folosite diacritic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7S</meta:editing-duration>
    <meta:editing-cycles>4</meta:editing-cycles>
    <meta:generator>LibreOffice/4.4.3.2$Windows_x86 LibreOffice_project/88805f81e9fe61362df02b9941de8e38a9b5fd16</meta:generator>
    <dc:date>2015-06-06T22:28:24.886000000</dc:date>
    <meta:document-statistic meta:table-count="0" meta:image-count="0" meta:object-count="0" meta:page-count="2" meta:paragraph-count="2" meta:word-count="672" meta:character-count="4843" meta:non-whitespace-character-count="4159"/>
    <meta:user-defined meta:name="Info 1"/>
    <meta:user-defined meta:name="Info 2"/>
    <meta:user-defined meta:name="Info 3"/>
    <meta:user-defined meta:name="Info 4"/>
  </office:meta>
</office:document-meta>
</file>